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57a37" officeooo:paragraph-rsid="00057a37" style:font-size-asian="12pt" style:font-size-complex="12pt"/>
    </style:style>
    <style:style style:name="P2" style:family="paragraph" style:parent-style-name="Standard">
      <style:text-properties fo:font-size="12pt" officeooo:rsid="00078fb9" officeooo:paragraph-rsid="00078fb9" style:font-size-asian="12pt" style:font-size-complex="12pt"/>
    </style:style>
    <style:style style:name="P3" style:family="paragraph" style:parent-style-name="Standard">
      <style:text-properties fo:font-size="12pt" officeooo:rsid="00062fd8" officeooo:paragraph-rsid="00062fd8" style:font-size-asian="12pt" style:font-size-complex="12pt"/>
    </style:style>
    <style:style style:name="P4" style:family="paragraph" style:parent-style-name="Footer">
      <style:text-properties fo:font-size="11pt" officeooo:rsid="00057a37" officeooo:paragraph-rsid="00057a37" style:font-size-asian="9.60000038146973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NO:- 16 <text:s text:c="4"/>EXCEPTION HANDLING</text:p>
      <text:p text:style-name="P1">INPUT:-</text:p>
      <text:p text:style-name="P2">class Exception</text:p>
      <text:p text:style-name="P2">{</text:p>
      <text:p text:style-name="P2"><text:s/>public static void main(String []args)</text:p>
      <text:p text:style-name="P2"><text:s text:c="3"/>{</text:p>
      <text:p text:style-name="P2"><text:s text:c="4"/>System.out.println("Exception Handling Example:-");</text:p>
      <text:p text:style-name="P2"><text:s text:c="4"/>try</text:p>
      <text:p text:style-name="P2"><text:s text:c="5"/>{</text:p>
      <text:p text:style-name="P2"><text:s text:c="7"/>for(int i=5;i&gt;=0;i--)</text:p>
      <text:p text:style-name="P2"><text:s text:c="9"/>System.out.println(20/i);</text:p>
      <text:p text:style-name="P2"><text:s text:c="7"/>}catch(ArithmeticException e)</text:p>
      <text:p text:style-name="P2"><text:s text:c="11"/>{</text:p>
      <text:p text:style-name="P2"><text:s text:c="12"/>System.out.println("Division by Zero not defined");</text:p>
      <text:p text:style-name="P2"><text:s text:c="12"/>}</text:p>
      <text:p text:style-name="P2"><text:s text:c="4"/>}</text:p>
      <text:p text:style-name="P2">}</text:p>
      <text:p text:style-name="P2"/>
      <text:p text:style-name="P1">OUTPUT:-</text:p>
      <text:p text:style-name="P3">student@DWM19:~$ gedit Exception.java</text:p>
      <text:p text:style-name="P3">student@DWM19:~$ javac Exception.java</text:p>
      <text:p text:style-name="P3">student@DWM19:~$ java Exception</text:p>
      <text:p text:style-name="P3">4</text:p>
      <text:p text:style-name="P3">5</text:p>
      <text:p text:style-name="P3">6</text:p>
      <text:p text:style-name="P3">10</text:p>
      <text:p text:style-name="P3">20</text:p>
      <text:p text:style-name="P3">Division by Zero not defined</text:p>
      <text:p text:style-name="P3">student@DWM19:~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1pt" officeooo:rsid="00057a37" officeooo:paragraph-rsid="00057a37" style:font-size-asian="9.60000038146973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NATH <text:s text:c="4"/>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2:14:35.695975890</meta:creation-date>
    <dc:date>2015-09-29T12:20:23.531896273</dc:date>
    <meta:editing-duration>PT4M28S</meta:editing-duration>
    <meta:editing-cycles>4</meta:editing-cycles>
    <meta:generator>LibreOffice/4.2.3.3$Linux_x86 LibreOffice_project/420m0$Build-3</meta:generator>
    <meta:document-statistic meta:table-count="0" meta:image-count="0" meta:object-count="0" meta:page-count="1" meta:paragraph-count="29" meta:word-count="59" meta:character-count="563" meta:non-whitespace-character-count="441"/>
  </office:meta>
</office:document-meta>
</file>